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Arial" svg:font-family="Arial"/>
  </office:font-face-decls>
  <office:automatic-styles>
    <style:style style:name="P1" style:family="paragraph" style:parent-style-name="Standard">
      <style:text-properties style:font-name="Arial" fo:font-size="14.0pt" fo:color="#000000"/>
    </style:style>
    <style:style style:name="P2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Arial" fo:font-size="14.0pt" fo:color="#000000"/>
    </style:style>
    <style:style style:name="P3" style:family="paragraph" style:parent-style-name="Standard">
      <style:text-properties style:font-name="Arial" fo:font-size="14.0pt" fo:color="#0000ee"/>
    </style:style>
    <style:style style:name="P4" style:family="paragraph" style:parent-style-name="Standard">
      <style:paragraph-properties fo:margin-left="1.0000in" fo:text-indent="-1.0000in">
        <style:tab-stops>
          <style:tab-stop style:position="0.6528in"/>
          <style:tab-stop style:position="1.0000in"/>
        </style:tab-stops>
      </style:paragraph-properties>
      <style:text-properties style:font-name="Arial" fo:font-size="14.0pt" fo:color="#000000"/>
    </style:style>
    <style:style style:name="T1" style:family="text">
      <style:text-properties fo:font-weight="bold" fo:font-weight-asian="bold" fo:font-weight-complex="bold"/>
    </style:style>
    <style:style style:name="T2" style:family="text">
      <style:text-properties style:text-underline-style="solid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  <text:list-style style:name="L2">
      <text:list-level-style-bullet text:level="1" text:bullet-char="•">
        <style:list-level-properties text:space-before="0.25in" text:min-label-width="0.25in"/>
      </text:list-level-style-bullet>
      <text:list-level-style-bullet text:level="2" text:bullet-char="◦">
        <style:list-level-properties text:space-before="0.50in" text:min-label-width="0.25in"/>
      </text:list-level-style-bullet>
    </text:list-style>
  </office:automatic-styles>
  <office:body>
    <office:text>
      <text:p text:style-name="P1"><text:span text:style-name="T1">Front-end candidate interview (March 2016)</text:span></text:p>
      <text:p text:style-name="P1"><text:span text:style-name="T1"/></text:p>
      <text:p text:style-name="P1">URLs for reference:</text:p>
      <text:list text:style-name="L1">
        <text:list-item>
          <text:p text:style-name="P2"><text:a xlink:type="simple" xlink:href="https://en.wikipedia.org/w/api.php?action=help">https://en.wikipedia.org/w/api.php?action=help</text:a></text:p>
        </text:list-item>
        <text:list-item>
          <text:p text:style-name="P2"><text:a xlink:type="simple" xlink:href="https://en.wikipedia.org/w/api.php?action=help&amp;modules=query">https://en.wikipedia.org/w/api.php?action=help&amp;modules=query</text:a></text:p>
        </text:list-item>
      </text:list>
      <text:p text:style-name="P3"><text:span text:style-name="T2"/></text:p>
      <text:p text:style-name="P1">Given the information about Wikipedia’s web API above, please write a frontend application that can complete as many of these tasks as possible. Please keep track of the amount of time you spend working. This is open-book/open-internet, but please provide a list of what external resources you’re using. If you have any questions about the requirements, please let us know before you begin.</text:p>
      <text:p text:style-name="P1"/>
      <text:list text:style-name="L2">
        <text:list-item>
          <text:p text:style-name="P2"><text:s/>search box to search through categories starting with what’s been typed, using the “gacprefix” parameter</text:p>
          <text:list>
            <text:list-item>
              <text:p text:style-name="P4">search can be either realtime or triggered by button</text:p>
            </text:list-item>
            <text:list-item>
              <text:p text:style-name="P4">relevant API endpoint: <text:a xlink:type="simple" xlink:href="https://en.wikipedia.org/w/api.php?action=query&amp;generator=allcategories&amp;gacprefix=Sample&amp;prop=info">https://en.wikipedia.org/w/api.php?action=query&amp;generator=allcategories&amp;gacprefix=Sample&amp;prop=info</text:a></text:p>
            </text:list-item>
          </text:list>
        </text:list-item>
        <text:list-item>
          <text:p text:style-name="P2">complete test coverage isn’t necessary, but please write at least 1 or 2 sample unit tests</text:p>
        </text:list-item>
        <text:list-item>
          <text:p text:style-name="P2">selecting a category from the list should show the members of the category</text:p>
          <text:list>
            <text:list-item>
              <text:p text:style-name="P4">relevant API endpoint:<text:a xlink:type="simple" xlink:href="https://en.wikipedia.org/w/api.php?action=help&amp;modules=query%2Bcategorymembers">https://en.wikipedia.org/w/api.php?action=help&amp;modules=query%2Bcategorymembers</text:a></text:p>
            </text:list-item>
            <text:list-item>
              <text:p text:style-name="P4">click on member of category to go to wikipedia page</text:p>
            </text:list-item>
          </text:list>
        </text:list-item>
      </text:list>
      <text:p text:style-name="P1"/>
      <text:p text:style-name="P1">Extra points for:</text:p>
      <text:list text:style-name="L1">
        <text:list-item>
          <text:p text:style-name="P2">unit tests with mocks</text:p>
        </text:list-item>
        <text:list-item>
          <text:p text:style-name="P2">responsive layou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8.17</meta:generator>
  </office:meta>
</office:document-meta>
</file>